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384cm"/>
    </style:style>
    <style:style style:name="co3" style:family="table-column">
      <style:table-column-properties fo:break-before="auto" style:column-width="3.556cm"/>
    </style:style>
    <style:style style:name="co4" style:family="table-column">
      <style:table-column-properties fo:break-before="auto" style:column-width="2.418cm"/>
    </style:style>
    <style:style style:name="co5" style:family="table-column">
      <style:table-column-properties fo:break-before="auto" style:column-width="7.303cm"/>
    </style:style>
    <style:style style:name="co6" style:family="table-column">
      <style:table-column-properties fo:break-before="auto" style:column-width="8.107cm"/>
    </style:style>
    <style:style style:name="co7" style:family="table-column">
      <style:table-column-properties fo:break-before="auto" style:column-width="2.835cm"/>
    </style:style>
    <style:style style:name="co8" style:family="table-column">
      <style:table-column-properties fo:break-before="auto" style:column-width="5.803cm"/>
    </style:style>
    <style:style style:name="co9" style:family="table-column">
      <style:table-column-properties fo:break-before="auto" style:column-width="5.914cm"/>
    </style:style>
    <style:style style:name="co10" style:family="table-column">
      <style:table-column-properties fo:break-before="auto" style:column-width="2.891cm"/>
    </style:style>
    <style:style style:name="co11" style:family="table-column">
      <style:table-column-properties fo:break-before="auto" style:column-width="3.667cm"/>
    </style:style>
    <style:style style:name="co12" style:family="table-column">
      <style:table-column-properties fo:break-before="auto" style:column-width="11.437cm"/>
    </style:style>
    <style:style style:name="co13" style:family="table-column">
      <style:table-column-properties fo:break-before="auto" style:column-width="8.634cm"/>
    </style:style>
    <style:style style:name="co14" style:family="table-column">
      <style:table-column-properties fo:break-before="auto" style:column-width="3.14cm"/>
    </style:style>
    <style:style style:name="co15" style:family="table-column">
      <style:table-column-properties fo:break-before="auto" style:column-width="8.968cm"/>
    </style:style>
    <style:style style:name="co16" style:family="table-column">
      <style:table-column-properties fo:break-before="auto" style:column-width="9.883cm"/>
    </style:style>
    <style:style style:name="co17" style:family="table-column">
      <style:table-column-properties fo:break-before="auto" style:column-width="6.60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MKY.IO.Ports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Break State</text:p>
          </table:table-cell>
          <table:table-cell table:number-columns-repeated="3"/>
          <table:table-cell office:value-type="string">
            <text:p>Using RS-232 hardware, see "YAT - BreakStateTest.jpg"</text:p>
          </table:table-cell>
        </table:table-row>
      </table:table>
      <table:table table:name="MKY.IO.Usb" table:style-name="ta1" table:print="false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Enummeration</text:p>
          </table:table-cell>
          <table:table-cell office:value-type="string">
            <text:p>Single device</text:p>
          </table:table-cell>
          <table:table-cell office:value-type="string">
            <text:p>Connect devic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Start YAT and select USB Ser/HID</text:p>
          </table:table-cell>
          <table:table-cell office:value-type="string">
            <text:p>Device is shown in device list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Start/Stop</text:p>
          </table:table-cell>
          <table:table-cell office:value-type="string">
            <text:p>Single device</text:p>
          </table:table-cell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Terminal caption and I/O status</text:p>
          </table:table-cell>
          <table:table-cell office:value-type="string">
            <text:p>Full device info – Connected – Open – Green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Short device info – Closed – Grey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Repeat Stop/Star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lose YAT while terminal is open</text:p>
          </table:table-cell>
          <table:table-cell office:value-type="string">
            <text:p>Terminal closes, YAT exits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Full device info – Connected – Open – Green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Short device info – Closed – Grey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Connect/Disconnect</text:p>
          </table:table-cell>
          <table:table-cell office:value-type="string">
            <text:p>Single device</text:p>
          </table:table-cell>
          <table:table-cell office:value-type="string">
            <text:p>Disconnect device while terminal is open</text:p>
          </table:table-cell>
          <table:table-cell office:value-type="string">
            <text:p>Full device info – Disconnected – Waiting – Red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Repeat Disconnect/Connec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Disconnect device while terminal is open</text:p>
          </table:table-cell>
          <table:table-cell office:value-type="string">
            <text:p>Full device info – Disconnected – Waiting – Red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Short device info – Closed – Grey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Short device info – Closed – Grey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lose YAT while terminal is open</text:p>
          </table:table-cell>
          <table:table-cell office:value-type="string">
            <text:p>Terminal closes, YAT exits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Disconnect device while YAT is close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Full device info – Disconnected – Waiting – Red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Repeat Disconnect/Connec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Short device info – Closed – Grey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Disconnect device while terminal is stoppe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Disconnected – Waiting – Red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/>
        </table:table-row>
      </table:table>
      <table:table table:name="YAT.Gui.Forms.Main" table:style-name="ta1" table:print="false"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Startup position</text:p>
          </table:table-cell>
          <table:table-cell/>
          <table:table-cell office:value-type="string">
            <text:p>Start YA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Place YAT onto primary scree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Exi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YAT starts on primary screen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Place YAT onto secondary scree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Exi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YAT starts on secondary screen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Place YAT onto secondary scree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Exi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emove secondary screen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Start YAT again</text:p>
          </table:table-cell>
          <table:table-cell office:value-type="string">
            <text:p>YAT must start on <text:span text:style-name="T1">primary</text:span> screen</text:p>
          </table:table-cell>
          <table:table-cell/>
        </table:table-row>
      </table:table>
      <table:table table:name="YAT.Gui.Forms.Terminal" table:style-name="ta1" table:print="false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>
            <text:p>Copy-paste</text:p>
          </table:table-cell>
          <table:table-cell office:value-type="string">
            <text:p>Single line</text:p>
          </table:table-cell>
          <table:table-cell office:value-type="string">
            <text:p>Send a lin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Copy a sent line and paste it into the "Send Command" text box</text:p>
          </table:table-cell>
          <table:table-cell office:value-type="string">
            <text:p>Command is available for send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end the line again</text:p>
          </table:table-cell>
          <table:table-cell office:value-type="string">
            <text:p>Command is sent exactly the same as before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Multiple lines</text:p>
          </table:table-cell>
          <table:table-cell office:value-type="string">
            <text:p>Copy multiple lines and paste them into a text editor</text:p>
          </table:table-cell>
          <table:table-cell office:value-type="string">
            <text:p>All characters of all lines are pasted into the text file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Formatted lines</text:p>
          </table:table-cell>
          <table:table-cell office:value-type="string">
            <text:p>Copy multiple lines and paste them into a word processer</text:p>
          </table:table-cell>
          <table:table-cell office:value-type="string">
            <text:p>All characters of all lines are properly formatted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Send command</text:p>
          </table:table-cell>
          <table:table-cell office:value-type="string">
            <text:p>Keys</text:p>
          </table:table-cell>
          <table:table-cell office:value-type="string">
            <text:p>Enter a valid comman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Hit 'Enter'</text:p>
          </table:table-cell>
          <table:table-cell office:value-type="string">
            <text:p>Command is sent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Leave text box with tab and forward to "Send Command"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Hit 'Enter' again</text:p>
          </table:table-cell>
          <table:table-cell office:value-type="string">
            <text:p>Command is sent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Use shortcut 'F3' to send</text:p>
          </table:table-cell>
          <table:table-cell office:value-type="string">
            <text:p>Command is sent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Validation</text:p>
          </table:table-cell>
          <table:table-cell office:value-type="string">
            <text:p>Enter an invalid comman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Hit 'Enter'</text:p>
          </table:table-cell>
          <table:table-cell office:value-type="string">
            <text:p>MsgBox including error message with error character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Hit 'Enter' again</text:p>
          </table:table-cell>
          <table:table-cell table:formula="of:=[.E19]" office:value-type="string" office:string-value="MsgBox including error message with error character">
            <text:p>MsgBox including error message with error character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Leave text box with tab</text:p>
          </table:table-cell>
          <table:table-cell table:formula="of:=[.E20]" office:value-type="string" office:string-value="MsgBox including error message with error character">
            <text:p>MsgBox including error message with error character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Leave text box with tab again</text:p>
          </table:table-cell>
          <table:table-cell table:formula="of:=[.E21]" office:value-type="string" office:string-value="MsgBox including error message with error character">
            <text:p>MsgBox including error message with error character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Predefined</text:p>
          </table:table-cell>
          <table:table-cell office:value-type="string">
            <text:p>Single line command</text:p>
          </table:table-cell>
          <table:table-cell office:value-type="string">
            <text:p>Create a command</text:p>
          </table:table-cell>
          <table:table-cell office:value-type="string">
            <text:p>Button gets activated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end the comman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Send the command by shortcu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Tab order</text:p>
          </table:table-cell>
          <table:table-cell office:value-type="string">
            <text:p>Tab must forward from left to righ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Keys</text:p>
          </table:table-cell>
          <table:table-cell office:value-type="string">
            <text:p>Enter a valid comman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Hit 'Enter'</text:p>
          </table:table-cell>
          <table:table-cell office:value-type="string">
            <text:p>Dialog is quit and command is available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end the command</text:p>
          </table:table-cell>
          <table:table-cell office:value-type="string">
            <text:p>Command is sent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Validation</text:p>
          </table:table-cell>
          <table:table-cell office:value-type="string">
            <text:p>Enter an invalid comman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Hit 'Enter'</text:p>
          </table:table-cell>
          <table:table-cell office:value-type="string">
            <text:p>MsgBox including error message with error character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Hit 'Enter' again</text:p>
          </table:table-cell>
          <table:table-cell table:formula="of:=[.E32]" office:value-type="string" office:string-value="MsgBox including error message with error character">
            <text:p>MsgBox including error message with error character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Leave text box with tab</text:p>
          </table:table-cell>
          <table:table-cell table:formula="of:=[.E33]" office:value-type="string" office:string-value="MsgBox including error message with error character">
            <text:p>MsgBox including error message with error character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Leave text box with tab again</text:p>
          </table:table-cell>
          <table:table-cell table:formula="of:=[.E34]" office:value-type="string" office:string-value="MsgBox including error message with error character">
            <text:p>MsgBox including error message with error character</text:p>
          </table:table-cell>
          <table:table-cell/>
        </table:table-row>
      </table:table>
      <table:table table:name="Installation" table:style-name="ta1" table:print="false">
        <table:table-column table:style-name="co1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>
            <text:p>File system</text:p>
          </table:table-cell>
          <table:table-cell office:value-type="string">
            <text:p>Files</text:p>
          </table:table-cell>
          <table:table-cell office:value-type="string">
            <text:p>Open "C:\Program Files\YAT"</text:p>
          </table:table-cell>
          <table:table-cell office:value-type="string">
            <text:p>DejaVu Info / MKY / YAT / Release Notes / No test projects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Timestamp of all files must be build time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System</text:p>
          </table:table-cell>
          <table:table-cell office:value-type="string">
            <text:p>Installed Software</text:p>
          </table:table-cell>
          <table:table-cell office:value-type="string">
            <text:p>Open "System &gt; Software"</text:p>
          </table:table-cell>
          <table:table-cell office:value-type="string">
            <text:p>YAT is shown once only</text:p>
          </table:table-cell>
          <table:table-cell office:value-type="string">
            <text:p>Old versions are replaced automatically</text:p>
          </table:table-cell>
        </table:table-row>
        <table:table-row table:style-name="ro1">
          <table:table-cell table:number-columns-repeated="4"/>
          <table:table-cell office:value-type="string">
            <text:p>YAT is shown with the correct version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System</text:p>
          </table:table-cell>
          <table:table-cell office:value-type="string">
            <text:p>Start</text:p>
          </table:table-cell>
          <table:table-cell office:value-type="string">
            <text:p>Open "Start &gt; Programs"</text:p>
          </table:table-cell>
          <table:table-cell office:value-type="string">
            <text:p>YAT must be shown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YAT</text:p>
          </table:table-cell>
          <table:table-cell office:value-type="string">
            <text:p>Initial start</text:p>
          </table:table-cell>
          <table:table-cell office:value-type="string">
            <text:p>Start "Start &gt; Programs &gt; YAT &gt; YAT"</text:p>
          </table:table-cell>
          <table:table-cell office:value-type="string">
            <text:p>YAT must start with latest setting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Terminals</text:p>
          </table:table-cell>
          <table:table-cell office:value-type="string">
            <text:p>Create 2 interconnected serial COM port terminals</text:p>
          </table:table-cell>
          <table:table-cell office:value-type="string">
            <text:p>Terminals must get created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must be sent back and forth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Define a few predefined commands</text:p>
          </table:table-cell>
          <table:table-cell office:value-type="string">
            <text:p>Commands must be usable to send data back and forth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Ensure that there are some command recents</text:p>
          </table:table-cell>
          <table:table-cell office:value-type="string">
            <text:p>Commands must be usable to send data back and forth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Ensure that there are some file recents</text:p>
          </table:table-cell>
          <table:table-cell office:value-type="string">
            <text:p>Files must be usable to send data back and forth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>
            <text:p>Exit</text:p>
          </table:table-cell>
          <table:table-cell office:value-type="string">
            <text:p>Workspace including terminals must be auto-saved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ubsequent start</text:p>
          </table:table-cell>
          <table:table-cell office:value-type="string">
            <text:p>Start "Start &gt; Programs &gt; YAT &gt; YAT"</text:p>
          </table:table-cell>
          <table:table-cell office:value-type="string">
            <text:p>Workspace including terminals must be restored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must be sent back and forth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Use previously predefined commands</text:p>
          </table:table-cell>
          <table:table-cell office:value-type="string">
            <text:p>Commands must be usable to send data back and forth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Use command recents</text:p>
          </table:table-cell>
          <table:table-cell office:value-type="string">
            <text:p>Commands must be usable to send data back and forth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Use file recents</text:p>
          </table:table-cell>
          <table:table-cell office:value-type="string">
            <text:p>Files must be usable to send data back and forth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Workspace</text:p>
          </table:table-cell>
          <table:table-cell office:value-type="string">
            <text:p>"File &gt; Workspace &gt; Close"</text:p>
          </table:table-cell>
          <table:table-cell office:value-type="string">
            <text:p>Workspace must be closed without exception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.yat</text:p>
          </table:table-cell>
          <table:table-cell office:value-type="string">
            <text:p>Create 2 interconnected TCP/IP AutoSocket terminals</text:p>
          </table:table-cell>
          <table:table-cell office:value-type="string">
            <text:p>Terminals must get interconnected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ave terminals manually</text:p>
          </table:table-cell>
          <table:table-cell office:value-type="string">
            <text:p>Files must get created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"File &gt; Workspace &gt; Close"</text:p>
          </table:table-cell>
          <table:table-cell office:value-type="string">
            <text:p>Workspace must be closed without exceptions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"File &gt; Open"</text:p>
          </table:table-cell>
          <table:table-cell office:value-type="string">
            <text:p>First terminal must be opened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"File &gt; Recent"</text:p>
          </table:table-cell>
          <table:table-cell office:value-type="string">
            <text:p>Second terminal must be opened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.yat</text:p>
          </table:table-cell>
          <table:table-cell office:value-type="string">
            <text:p>Save workspace manually</text:p>
          </table:table-cell>
          <table:table-cell office:value-type="string">
            <text:p>File must get created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Exi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Command line</text:p>
          </table:table-cell>
          <table:table-cell office:value-type="string">
            <text:p>Double-click one of the terminal .yat</text:p>
          </table:table-cell>
          <table:table-cell office:value-type="string">
            <text:p>YAT and terminal must be opened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Double-click the workspace .yaw</text:p>
          </table:table-cell>
          <table:table-cell office:value-type="string">
            <text:p>YAT and terminals must be opened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About</text:p>
          </table:table-cell>
          <table:table-cell office:value-type="string">
            <text:p>"Help &gt; About"</text:p>
          </table:table-cell>
          <table:table-cell office:value-type="string">
            <text:p>Check year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Release Notes</text:p>
          </table:table-cell>
          <table:table-cell office:value-type="string">
            <text:p>"Help &gt; Release Notes"</text:p>
          </table:table-cell>
          <table:table-cell office:value-type="string">
            <text:p>Check year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28">28.11.2010</text:date>, <text:time>01:01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36H03M33S</meta:editing-duration>
    <meta:editing-cycles>11</meta:editing-cycles>
    <meta:generator>OpenOffice.org/3.2$Win32 OpenOffice.org_project/320m12$Build-9483</meta:generator>
    <dc:date>2010-11-28T01:01:25.92</dc:date>
    <dc:creator>Matthias Kläy</dc:creator>
    <meta:document-statistic meta:table-count="5" meta:cell-count="251" meta:object-count="0"/>
    <meta:user-defined meta:name="Info 1"/>
    <meta:user-defined meta:name="Info 2"/>
    <meta:user-defined meta:name="Info 3"/>
    <meta:user-defined meta:name="Info 4"/>
  </office:meta>
</office:document-meta>
</file>